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TBBCwdk3q3mtXHvP7R64PCdcKn81AB95BE5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1:32:55.913398494</meta:creation-date>
    <dc:date>2024-08-07T11:33:17.734033553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36" meta:non-whitespace-character-count="36"/>
    <meta:generator>LibreOffice/7.3.7.2$Linux_X86_64 LibreOffice_project/30$Build-2</meta:generator>
  </office:meta>
</office:document-meta>
</file>